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85c80" officeooo:paragraph-rsid="00085c80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550ce" officeooo:paragraph-rsid="001550c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085c80" officeooo:paragraph-rsid="00085c80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085c80" officeooo:paragraph-rsid="000cc688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1550ce" officeooo:paragraph-rsid="001550ce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1789e0" officeooo:paragraph-rsid="001789e0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550ce" officeooo:paragraph-rsid="001550ce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550ce" officeooo:paragraph-rsid="001550ce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550ce" officeooo:paragraph-rsid="002722bb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584ce" officeooo:paragraph-rsid="001550ce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85c80" officeooo:paragraph-rsid="00085c80" style:font-size-asian="20pt" style:font-size-complex="20pt"/>
    </style:style>
    <style:style style:name="T1" style:family="text">
      <style:text-properties officeooo:rsid="00096594"/>
    </style:style>
    <style:style style:name="T2" style:family="text">
      <style:text-properties officeooo:rsid="000b2c96"/>
    </style:style>
    <style:style style:name="T3" style:family="text">
      <style:text-properties officeooo:rsid="000cc688"/>
    </style:style>
    <style:style style:name="T4" style:family="text">
      <style:text-properties officeooo:rsid="000ea4f6"/>
    </style:style>
    <style:style style:name="T5" style:family="text">
      <style:text-properties officeooo:rsid="000f9f90"/>
    </style:style>
    <style:style style:name="T6" style:family="text">
      <style:text-properties officeooo:rsid="0010c92d"/>
    </style:style>
    <style:style style:name="T7" style:family="text">
      <style:text-properties officeooo:rsid="00114e24"/>
    </style:style>
    <style:style style:name="T8" style:family="text">
      <style:text-properties officeooo:rsid="00119eb6"/>
    </style:style>
    <style:style style:name="T9" style:family="text">
      <style:text-properties officeooo:rsid="00135520"/>
    </style:style>
    <style:style style:name="T10" style:family="text">
      <style:text-properties officeooo:rsid="001789e0"/>
    </style:style>
    <style:style style:name="T11" style:family="text">
      <style:text-properties officeooo:rsid="00182d11"/>
    </style:style>
    <style:style style:name="T12" style:family="text">
      <style:text-properties officeooo:rsid="0018b2e5"/>
    </style:style>
    <style:style style:name="T13" style:family="text">
      <style:text-properties officeooo:rsid="0018d7b2"/>
    </style:style>
    <style:style style:name="T14" style:family="text">
      <style:text-properties officeooo:rsid="001e0448"/>
    </style:style>
    <style:style style:name="T15" style:family="text">
      <style:text-properties officeooo:rsid="0023f2ef"/>
    </style:style>
    <style:style style:name="T16" style:family="text">
      <style:text-properties officeooo:rsid="002584ce"/>
    </style:style>
    <style:style style:name="T17" style:family="text">
      <style:text-properties officeooo:rsid="002722bb"/>
    </style:style>
    <style:style style:name="T18" style:family="text">
      <style:text-properties officeooo:rsid="002a95a5"/>
    </style:style>
    <style:style style:name="T19" style:family="text">
      <style:text-properties officeooo:rsid="003333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pplication Project</text:p>
      <text:p text:style-name="P1"/>
      <text:p text:style-name="P2">Requiered :</text:p>
      <text:p text:style-name="P3"/>
      <text:p text:style-name="P3">- <text:span text:style-name="T1">Puissance 4 with python</text:span></text:p>
      <text:p text:style-name="P3">- <text:span text:style-name="T1">Create special </text:span><text:span text:style-name="T7">trick</text:span></text:p>
      <text:p text:style-name="P3">- <text:span text:style-name="T2">Two players (human and IA)</text:span></text:p>
      <text:p text:style-name="P3">- <text:span text:style-name="T5">Select the level of the I</text:span><text:span text:style-name="T19">A</text:span></text:p>
      <text:p text:style-name="P3">- <text:span text:style-name="T6">Select who plays first (human, IA or random)</text:span></text:p>
      <text:p text:style-name="P3">- <text:span text:style-name="T3">Make the possibility of changing the board size</text:span></text:p>
      <text:p text:style-name="P4">- <text:span text:style-name="T3">Make the possibility of changing t</text:span><text:bookmark-start text:name="__DdeLink__8_3644671067"/><text:span text:style-name="T3">he number of coins to align for winning</text:span><text:bookmark-end text:name="__DdeLink__8_3644671067"/></text:p>
      <text:p text:style-name="P4">- <text:bookmark-start text:name="__DdeLink__10_3644671067"/><text:span text:style-name="T4">Select coin color</text:span><text:bookmark-end text:name="__DdeLink__10_3644671067"/></text:p>
      <text:p text:style-name="P4">- <text:span text:style-name="T8">GUI with undo </text:span><text:span text:style-name="T10">(</text:span><text:span text:style-name="T13">go back</text:span><text:span text:style-name="T10"> : </text:span><text:span text:style-name="T12">do state list</text:span><text:span text:style-name="T10"> </text:span><text:span text:style-name="T11">)</text:span></text:p>
      <text:p text:style-name="P4">- <text:span text:style-name="T9">Use the min-max algorithm</text:span></text:p>
      <text:p text:style-name="P4"/>
      <text:p text:style-name="P2">Non functionnal requirements :</text:p>
      <text:p text:style-name="P7"/>
      <text:p text:style-name="P9"><text:span text:style-name="T17">Software Engineering </text:span><text:span text:style-name="T16">:</text:span></text:p>
      <text:p text:style-name="P5"/>
      <text:p text:style-name="P5">- <text:span text:style-name="T15">S</text:span><text:span text:style-name="T14">eparability, abstraction, weak coupling, uniformity, encapsulation</text:span></text:p>
      <text:p text:style-name="P5">- <text:span text:style-name="T15">N</text:span>aming convention, code factorization, precise typing</text:p>
      <text:p text:style-name="P9"/>
      <text:p text:style-name="P9"><text:span text:style-name="T17">Algorithms </text:span><text:span text:style-name="T16">:</text:span></text:p>
      <text:p text:style-name="P5"/>
      <text:p text:style-name="P5">- <text:span text:style-name="T15">C</text:span>lear definition of data structures and main algorithms, specifications (comment the</text:p>
      <text:p text:style-name="P5">code with inputs, preconditions, outputs, postconditions)</text:p>
      <text:p text:style-name="P5">- <text:span text:style-name="T15">A</text:span>void using “breaks”</text:p>
      <text:p text:style-name="P8"/>
      <text:p text:style-name="P10">GUI :</text:p>
      <text:p text:style-name="P8"/>
      <text:p text:style-name="P5">- User needs (problem modeling, user profile(s), task models, constraints)</text:p>
      <text:p text:style-name="P5">- GUI specification: pencil and paper, mockup, prototype</text:p>
      <text:p text:style-name="P5">- GUI implementation: Python code with TKinter</text:p>
      <text:p text:style-name="P5">- GUI test and evaluation: user evaluation</text:p>
      <text:p text:style-name="P7"/>
      <text:p text:style-name="P2">Bonus :</text:p>
      <text:p text:style-name="P7"/>
      <text:p text:style-name="P6">- GUI with redo («extension» of the undo functionality)</text:p>
      <text:p text:style-name="P5">- Advice for the player</text:p>
      <text:p text:style-name="P5">- <text:span text:style-name="T10">Explaination of IA strategy</text:span></text:p>
      <text:p text:style-name="P5">- <text:span text:style-name="T18">Human vs Huma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08:53:02.718345823</meta:creation-date>
    <meta:generator>LibreOffice/7.3.7.2$Linux_X86_64 LibreOffice_project/30$Build-2</meta:generator>
    <dc:date>2023-12-22T08:43:19.172872499</dc:date>
    <meta:editing-duration>PT1H15M17S</meta:editing-duration>
    <meta:editing-cycles>34</meta:editing-cycles>
    <meta:document-statistic meta:table-count="0" meta:image-count="0" meta:object-count="0" meta:page-count="1" meta:paragraph-count="30" meta:word-count="182" meta:character-count="1097" meta:non-whitespace-character-count="945"/>
  </office:meta>
</office:document-meta>
</file>